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 PLUS 1" svg:font-family="'M PLUS 1'" style:font-pitch="variable"/>
    <style:font-face style:name="Noto Sans JP" svg:font-family="'Noto Sans JP'"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5035in"/>
    </style:style>
    <style:style style:name="co2" style:family="table-column">
      <style:table-column-properties fo:break-before="auto" style:column-width="0.4846in"/>
    </style:style>
    <style:style style:name="co3" style:family="table-column">
      <style:table-column-properties fo:break-before="auto" style:column-width="14.778in"/>
    </style:style>
    <style:style style:name="co4" style:family="table-column">
      <style:table-column-properties fo:break-before="auto" style:column-width="15.0689in"/>
    </style:style>
    <style:style style:name="co5" style:family="table-column">
      <style:table-column-properties fo:break-before="auto" style:column-width="6.8665in"/>
    </style:style>
    <style:style style:name="ro1" style:family="table-row">
      <style:table-row-properties style:row-height="0.352in" fo:break-before="auto" style:use-optimal-row-height="true"/>
    </style:style>
    <style:style style:name="ro2" style:family="table-row">
      <style:table-row-properties style:row-height="0.378in" fo:break-before="auto" style:use-optimal-row-height="true"/>
    </style:style>
    <style:style style:name="ro3" style:family="table-row">
      <style:table-row-properties style:row-height="0.6256in" fo:break-before="auto" style:use-optimal-row-height="true"/>
    </style:style>
    <style:style style:name="ro4" style:family="table-row">
      <style:table-row-properties style:row-height="0.8701in" fo:break-before="auto" style:use-optimal-row-height="true"/>
    </style:style>
    <style:style style:name="ro5" style:family="table-row">
      <style:table-row-properties style:row-height="0.8217in" fo:break-before="auto" style:use-optimal-row-height="true"/>
    </style:style>
    <style:style style:name="ro6" style:family="table-row">
      <style:table-row-properties style:row-height="0.5618in" fo:break-before="auto" style:use-optimal-row-height="true"/>
    </style:style>
    <style:style style:name="ro7" style:family="table-row">
      <style:table-row-properties style:row-height="0.56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fo:padding="0.0693in" style:vertical-align="bottom"/>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M PLUS 1" style:font-size-asian="14pt" style:language-asian="ja" style:country-asian="JP" style:font-style-asian="normal" style:font-weight-asian="normal" style:font-name-complex="Tahoma" style:font-size-complex="14pt" style:language-complex="th" style:country-complex="TH"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padding="0.0693in" style:vertical-align="middle"/>
      <style:paragraph-properties fo:text-align="start" fo:margin-left="0in"/>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M PLUS 1" style:font-size-asian="12pt" style:language-asian="ja" style:country-asian="JP" style:font-style-asian="normal" style:font-weight-asian="normal" style:font-name-complex="Tahoma" style:font-size-complex="12pt" style:language-complex="th" style:country-complex="TH"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padding="0.0693in" style:vertical-align="middle"/>
      <style:paragraph-properties fo:text-align="start" fo:margin-left="0in"/>
      <style:text-properties fo:font-size="14pt" style:font-name-asian="M PLUS 1" style:font-size-asian="14pt" style:font-size-complex="14pt"/>
    </style:style>
    <style:style style:name="ce4" style:family="table-cell" style:parent-style-name="Default">
      <style:table-cell-properties style:text-align-source="fix" style:repeat-content="false" fo:wrap-option="no-wrap" fo:padding="0.0693in" style:vertical-align="bottom"/>
      <style:paragraph-properties fo:text-align="end"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M PLUS 1" style:font-size-asian="14pt" style:language-asian="ja" style:country-asian="JP" style:font-style-asian="normal" style:font-weight-asian="normal" style:font-name-complex="Tahoma" style:font-size-complex="14pt" style:language-complex="th" style:country-complex="TH"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padding="0.0693in" style:vertical-align="middle"/>
      <style:paragraph-properties fo:text-align="center" fo:margin-left="0in"/>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M PLUS 1" style:font-size-asian="12pt" style:language-asian="ja" style:country-asian="JP" style:font-style-asian="normal" style:font-weight-asian="normal" style:font-name-complex="Tahoma" style:font-size-complex="12pt" style:language-complex="th" style:country-complex="TH"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padding="0.0693in" style:vertical-align="middle"/>
      <style:paragraph-properties fo:text-align="center" fo:margin-left="0in"/>
      <style:text-properties fo:font-size="14pt" style:font-name-asian="M PLUS 1" style:font-size-asian="14pt" style:font-size-complex="14pt"/>
    </style:style>
    <style:style style:name="ce7" style:family="table-cell" style:parent-style-name="Default">
      <style:table-cell-properties style:text-align-source="fix" style:repeat-content="false" fo:wrap-option="no-wrap" fo:padding="0.0693in" style:vertical-align="bottom"/>
      <style:paragraph-properties fo:text-align="start"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M PLUS 1" style:font-size-asian="14pt" style:language-asian="ja" style:country-asian="JP" style:font-style-asian="normal" style:font-weight-asian="normal" style:font-name-complex="Tahoma" style:font-size-complex="14pt" style:language-complex="th" style:country-complex="TH"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no-wrap" style:direction="ltr" fo:padding="0.0693in" style:vertical-align="bottom"/>
      <style:paragraph-properties fo:text-align="center" fo:margin-left="0in"/>
      <style:text-properties fo:font-size="14pt" style:font-name-asian="M PLUS 1" style:font-size-asian="14pt" style:font-size-complex="14pt" fo:hyphenate="true"/>
    </style:style>
    <style:style style:name="ce9" style:family="table-cell" style:parent-style-name="Default">
      <style:table-cell-properties style:text-align-source="fix" style:repeat-content="false" fo:wrap-option="wrap" style:direction="ltr" fo:padding="0.0693in" style:vertical-align="top"/>
      <style:paragraph-properties fo:text-align="start" fo:margin-left="0in"/>
      <style:text-properties fo:font-size="12pt" style:font-name-asian="M PLUS 1" style:font-size-asian="12pt" style:font-size-complex="12pt" fo:hyphenate="true"/>
    </style:style>
    <style:style style:name="ce10" style:family="table-cell" style:parent-style-name="Default">
      <style:table-cell-properties style:text-align-source="fix" style:repeat-content="false" fo:wrap-option="wrap" style:direction="ltr" fo:padding="0.0693in" style:vertical-align="top"/>
      <style:paragraph-properties fo:text-align="start" fo:margin-left="0in"/>
      <style:text-properties fo:color="#ff0000" fo:font-size="12pt" style:font-name-asian="M PLUS 1" style:font-size-asian="12pt" style:font-size-complex="12pt" fo:hyphenate="true"/>
    </style:style>
    <style:style style:name="ce11" style:family="table-cell" style:parent-style-name="Default">
      <style:table-cell-properties style:text-align-source="fix" style:repeat-content="false" fo:wrap-option="wrap" style:direction="ltr" fo:padding="0.0693in" style:vertical-align="top"/>
      <style:paragraph-properties fo:text-align="start" fo:margin-left="0in"/>
      <style:text-properties style:font-name="Liberation Serif" fo:font-size="12pt" style:font-name-asian="M PLUS 1" style:font-size-asian="12pt" style:font-size-complex="12pt" fo:hyphenate="true"/>
    </style:style>
    <style:style style:name="ce12" style:family="table-cell" style:parent-style-name="Default">
      <style:table-cell-properties style:text-align-source="fix" style:repeat-content="false" fo:wrap-option="wrap" style:direction="ltr" fo:padding="0.0693in" style:vertical-align="top"/>
      <style:paragraph-properties fo:text-align="start" fo:margin-left="0in"/>
      <style:text-properties fo:font-size="14pt" style:font-name-asian="M PLUS 1" style:font-size-asian="14pt" style:font-size-complex="14pt" fo:hyphenate="true"/>
    </style:style>
    <style:style style:name="ce13" style:family="table-cell" style:parent-style-name="Default">
      <style:table-cell-properties style:text-align-source="fix" style:repeat-content="false" fo:wrap-option="no-wrap" fo:padding="0.0693in" style:vertical-align="bottom"/>
      <style:paragraph-properties fo:text-align="center" fo:margin-left="0in"/>
      <style:text-properties fo:font-size="14pt" style:font-name-asian="M PLUS 1" style:font-size-asian="14pt" style:font-size-complex="14pt" fo:hyphenate="true"/>
    </style:style>
    <style:style style:name="ce14" style:family="table-cell" style:parent-style-name="Default">
      <style:table-cell-properties style:text-align-source="fix" style:repeat-content="false" fo:wrap-option="wrap" fo:padding="0.0693in" style:vertical-align="top"/>
      <style:paragraph-properties fo:text-align="start" fo:margin-left="0in"/>
      <style:text-properties fo:font-size="12pt" style:font-name-asian="M PLUS 1" style:font-size-asian="12pt" style:font-size-complex="12pt" fo:hyphenate="true"/>
    </style:style>
    <style:style style:name="ce15" style:family="table-cell" style:parent-style-name="Default">
      <style:table-cell-properties style:text-align-source="fix" style:repeat-content="false" fo:wrap-option="wrap" fo:padding="0.0693in" style:vertical-align="top"/>
      <style:paragraph-properties fo:text-align="start" fo:margin-left="0in"/>
      <style:text-properties fo:font-size="14pt" style:font-name-asian="M PLUS 1" style:font-size-asian="14pt" style:font-size-complex="14pt" fo:hyphenate="true"/>
    </style:style>
    <style:style style:name="ce16" style:family="table-cell" style:parent-style-name="Default">
      <style:table-cell-properties style:text-align-source="fix" style:repeat-content="false" fo:wrap-option="no-wrap" fo:padding="0.0693in" style:vertical-align="bottom"/>
      <style:paragraph-properties fo:text-align="start" fo:margin-left="0in"/>
      <style:text-properties fo:font-size="14pt" style:font-name-asian="M PLUS 1" style:font-size-asian="14pt" style:font-size-complex="14pt"/>
    </style:style>
    <style:style style:name="T1"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th" style:country-complex="TH" style:font-name-asian="M PLUS 1" style:font-name-complex="Tahoma"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ff860d"/>
    </style:style>
    <style:style style:name="T3" style:family="text">
      <style:text-properties fo:color="#ff0000"/>
    </style:style>
    <style:style style:name="T4"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th" style:country-complex="TH" style:font-name-complex="Tahoma" style:font-size-asian="12pt" style:font-size-complex="12pt" style:font-weight-asian="normal" style:font-weight-complex="normal" style:font-style-asian="normal" style:font-style-complex="normal" style:text-emphasize="none" style:font-relief="none" style:text-overline-style="none" style:text-overline-color="font-color" style:font-name-asian="M PLUS 1" fo:color="#ff860d"/>
    </style:style>
    <style:style style:name="T5"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th" style:country-complex="TH" style:font-name-complex="Tahoma"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th" style:country-complex="TH" style:font-name-complex="Tahoma" style:font-size-asian="12pt" style:font-size-complex="12pt" style:font-weight-asian="normal" style:font-weight-complex="normal" style:font-style-asian="normal" style:font-style-complex="normal" style:text-emphasize="none" style:font-relief="none" style:text-overline-style="none" style:text-overline-color="font-color" style:font-name-asian="M PLUS 1"/>
    </style:style>
    <style:style style:name="T7" style:family="text">
      <style:text-properties style:use-window-font-color="true"/>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2" table:number-columns-repeated="2" table:default-cell-style-name="ce6"/>
        <table:table-column table:style-name="co3" table:default-cell-style-name="ce12"/>
        <table:table-column table:style-name="co4" table:default-cell-style-name="ce15"/>
        <table:table-column table:style-name="co5" table:number-columns-repeated="16379" table:default-cell-style-name="ce3"/>
        <table:table-row table:style-name="ro1">
          <table:table-cell table:style-name="ce1" office:value-type="string" calcext:value-type="string">
            <text:p>タイトル</text:p>
          </table:table-cell>
          <table:table-cell table:style-name="ce4" office:value-type="string" calcext:value-type="string">
            <text:p>組み込み済み</text:p>
          </table:table-cell>
          <table:table-cell table:style-name="ce7" office:value-type="string" calcext:value-type="string">
            <text:p>要組み込み</text:p>
          </table:table-cell>
          <table:table-cell table:style-name="ce8" office:value-type="string" calcext:value-type="string">
            <text:p>所感</text:p>
          </table:table-cell>
          <table:table-cell table:style-name="ce13" office:value-type="string" calcext:value-type="string">
            <text:p>考察</text:p>
          </table:table-cell>
          <table:table-cell table:style-name="ce16" table:number-columns-repeated="16379"/>
        </table:table-row>
        <table:table-row table:style-name="ro2">
          <table:table-cell table:style-name="ce2" office:value-type="string" calcext:value-type="string">
            <text:p><text:a xlink:href="https://oka-ats.blogspot.com/2018/01/oka01-qioaafwfeykuqiuj.html" xlink:type="simple">その１ … 何故、日本人は縦乗りなのか</text:a></text:p>
          </table:table-cell>
          <table:table-cell table:style-name="ce5" table:number-columns-repeated="2"/>
          <table:table-cell table:style-name="ce9"/>
          <table:table-cell table:style-name="ce14"/>
          <table:table-cell table:number-columns-repeated="16379"/>
        </table:table-row>
        <table:table-row table:style-name="ro2">
          <table:table-cell table:style-name="ce2" office:value-type="string" calcext:value-type="string">
            <text:p><text:a xlink:href="https://oka-ats.blogspot.com/2018/03/oka01-vfqkulfvbsjjjyqj.html" xlink:type="simple">その２ … 頭合わせと尻合わせとは何か</text:a></text:p>
          </table:table-cell>
          <table:table-cell table:style-name="ce5" table:number-columns-repeated="2"/>
          <table:table-cell table:style-name="ce9" office:value-type="string" calcext:value-type="string">
            <text:p>日本語の裏乗り「おいっちにぃさんし」「っとにっとさんとしー」の話が出てくる。</text:p>
          </table:table-cell>
          <table:table-cell table:style-name="ce14"/>
          <table:table-cell table:number-columns-repeated="16379"/>
        </table:table-row>
        <table:table-row table:style-name="ro2">
          <table:table-cell table:style-name="ce2" office:value-type="string" calcext:value-type="string">
            <text:p><text:a xlink:href="https://oka-ats.blogspot.com/2018/03/oka01-tiicptzkhfropdcn.html" xlink:type="simple">その３ … 裏拍が先か表拍が先か＝２３４１リズムの構造</text:a></text:p>
          </table:table-cell>
          <table:table-cell table:number-columns-repeated="2" table:style-name="ce5" office:value-type="string" calcext:value-type="string">
            <text:p>◯</text:p>
          </table:table-cell>
          <table:table-cell table:style-name="ce9" office:value-type="string" calcext:value-type="string">
            <text:p><text:span text:style-name="T1">テーブルを使って</text:span>２３４１になる原理を説明している。既に律動図鑑に組み込み済み。</text:p>
          </table:table-cell>
          <table:table-cell table:style-name="ce14"/>
          <table:table-cell table:number-columns-repeated="16379"/>
        </table:table-row>
        <table:table-row table:style-name="ro2">
          <table:table-cell table:style-name="ce2" office:value-type="string" calcext:value-type="string">
            <text:p><text:a xlink:href="https://oka-ats.blogspot.com/2018/06/oka01-ijwqavqncvfzxshk.html" xlink:type="simple">その４ … 頭合わせと尻合わせの違いについて</text:a></text:p>
          </table:table-cell>
          <table:table-cell table:style-name="ce5" table:number-columns-repeated="2"/>
          <table:table-cell table:style-name="ce9" office:value-type="string" calcext:value-type="string">
            <text:p>尻合わせを説明する画像が登場する。歌詞が尻合わせになっていることを示す。</text:p>
          </table:table-cell>
          <table:table-cell table:style-name="ce14"/>
          <table:table-cell table:number-columns-repeated="16379"/>
        </table:table-row>
        <table:table-row table:style-name="ro2">
          <table:table-cell table:style-name="ce2" office:value-type="string" calcext:value-type="string">
            <text:p><text:a xlink:href="https://oka-ats.blogspot.com/2019/01/oka01-zjsxxwhbcasnnrhr.html" xlink:type="simple">その５ … 小節にも裏拍がある</text:a></text:p>
          </table:table-cell>
          <table:table-cell table:style-name="ce5" table:number-columns-repeated="2"/>
          <table:table-cell table:style-name="ce9" office:value-type="string" calcext:value-type="string">
            <text:p>モーラ拍リズム話者は、小節単位の弱拍先行が認識出来ないという点を実例を示しながら指摘している。</text:p>
          </table:table-cell>
          <table:table-cell table:style-name="ce14"/>
          <table:table-cell table:number-columns-repeated="16379"/>
        </table:table-row>
        <table:table-row table:style-name="ro2">
          <table:table-cell table:style-name="ce2" office:value-type="string" calcext:value-type="string">
            <text:p><text:a xlink:href="https://oka-ats.blogspot.com/2019/01/oka01-fymhhkeoceixtgwc.html" xlink:type="simple">その６ … 縦乗りと横乗りの違い／同性愛文化からジャズ的フェミニズムへ</text:a></text:p>
          </table:table-cell>
          <table:table-cell table:style-name="ce5" table:number-columns-repeated="2"/>
          <table:table-cell table:style-name="ce9" office:value-type="string" calcext:value-type="string">
            <text:p>日本の音楽は何故か同性愛に根付いている。</text:p>
          </table:table-cell>
          <table:table-cell table:style-name="ce14" office:value-type="string" calcext:value-type="string">
            <text:p>リンク切れした外部参照記事(TOCANA)は、webarchive で参照できる。</text:p>
          </table:table-cell>
          <table:table-cell table:number-columns-repeated="16379"/>
        </table:table-row>
        <table:table-row table:style-name="ro2">
          <table:table-cell table:style-name="ce2" office:value-type="string" calcext:value-type="string">
            <text:p><text:a xlink:href="https://oka-ats.blogspot.com/2019/01/oka01-gdqoqxundapoaemf.html" xlink:type="simple">その７ … 裏拍とは何か</text:a></text:p>
          </table:table-cell>
          <table:table-cell table:style-name="ce5" table:number-columns-repeated="2"/>
          <table:table-cell table:style-name="ce9" office:value-type="string" calcext:value-type="string">
            <text:p>弱拍の定義が出てくる。弱拍が分数で表現できるという説明が出てくる。</text:p>
          </table:table-cell>
          <table:table-cell table:style-name="ce14"/>
          <table:table-cell table:number-columns-repeated="16379"/>
        </table:table-row>
        <table:table-row table:style-name="ro2">
          <table:table-cell table:style-name="ce2" office:value-type="string" calcext:value-type="string">
            <text:p><text:a xlink:href="https://oka-ats.blogspot.com/2019/01/oka01-zgvncyhqqqscfuae.html" xlink:type="simple">その８ … 日本人だけリズム解釈の違う件について</text:a></text:p>
          </table:table-cell>
          <table:table-cell table:number-columns-repeated="2" table:style-name="ce5" office:value-type="string" calcext:value-type="string">
            <text:p>◯</text:p>
          </table:table-cell>
          <table:table-cell table:style-name="ce9" office:value-type="string" calcext:value-type="string">
            <text:p>その１の間違いを訂正し、４分音符弱拍、及び８分音符弱拍の両方を同時に弱拍先行にする難しさを説明している。 Keith "Wonderboy" Johnson - Be Right を紹介している。</text:p>
          </table:table-cell>
          <table:table-cell table:style-name="ce14"/>
          <table:table-cell table:number-columns-repeated="16379"/>
        </table:table-row>
        <table:table-row table:style-name="ro2">
          <table:table-cell table:style-name="ce2" office:value-type="string" calcext:value-type="string">
            <text:p><text:a xlink:href="https://oka-ats.blogspot.com/2019/04/oka01-jkjqkssrlamjiovc.html" xlink:type="simple">その９ … みるみるグルーヴしはじめるリアルジャズのカウント方法</text:a></text:p>
          </table:table-cell>
          <table:table-cell table:style-name="ce5"/>
          <table:table-cell table:style-name="ce5" office:value-type="string" calcext:value-type="string">
            <text:p>◯</text:p>
          </table:table-cell>
          <table:table-cell table:style-name="ce9" office:value-type="string" calcext:value-type="string">
            <text:p>クリス・コールマンの講話の抄訳がある。</text:p>
          </table:table-cell>
          <table:table-cell table:style-name="ce14"/>
          <table:table-cell table:number-columns-repeated="16379"/>
        </table:table-row>
        <table:table-row table:style-name="ro2">
          <table:table-cell table:style-name="ce2" office:value-type="string" calcext:value-type="string">
            <text:p><text:a xlink:href="https://oka-ats.blogspot.com/2019/09/oka01-zephynxzkddvxpgy.html" xlink:type="simple">その１０ … メトロノームが鳴る前に歌いはじめよう</text:a></text:p>
          </table:table-cell>
          <table:table-cell table:style-name="ce5" table:number-columns-repeated="2"/>
          <table:table-cell table:style-name="ce9" office:value-type="string" calcext:value-type="string">
            <text:p>全音符弱拍先行・２分音符弱拍先行について再度説明している。RCAが紹介されている。練習方法に説明がありメトロノームの前に入る重要性を解くが、理由まで踏み込んでいない。</text:p>
          </table:table-cell>
          <table:table-cell table:style-name="ce14"/>
          <table:table-cell table:number-columns-repeated="16379"/>
        </table:table-row>
        <table:table-row table:style-name="ro2">
          <table:table-cell table:style-name="ce2" office:value-type="string" calcext:value-type="string">
            <text:p><text:a xlink:href="https://oka-ats.blogspot.com/2019/10/oka01-juvohhharxqzeqyu.html" xlink:type="simple">その１１ … 奇数音数フレーズ＝日本語の四字語呂合わせ洗脳を解け！</text:a></text:p>
          </table:table-cell>
          <table:table-cell table:style-name="ce5" table:number-columns-repeated="2"/>
          <table:table-cell table:style-name="ce9" office:value-type="string" calcext:value-type="string">
            <text:p>尻合わせビデオの第２弾が紹介されている。 <text:s/>偶数基数で区分する方法を提示しているが、今の理論から見ると正しくない。</text:p>
          </table:table-cell>
          <table:table-cell table:style-name="ce14"/>
          <table:table-cell table:number-columns-repeated="16379"/>
        </table:table-row>
        <table:table-row table:style-name="ro2">
          <table:table-cell table:style-name="ce2" office:value-type="string" calcext:value-type="string">
            <text:p><text:a xlink:href="https://oka-ats.blogspot.com/2019/11/oka01-lvndesglruodbirz.html" xlink:type="simple">その１２ … 尻合わせ乗りトレーニングメソッド・ブルース編</text:a></text:p>
          </table:table-cell>
          <table:table-cell table:style-name="ce5"/>
          <table:table-cell table:style-name="ce5" office:value-type="string" calcext:value-type="string">
            <text:p>発</text:p>
          </table:table-cell>
          <table:table-cell table:style-name="ce9" office:value-type="string" calcext:value-type="string">
            <text:p>尻合わせのりの為のエチュードを紹介している。これは今の理論から見るとやや修正が必要（弱拍を毎回強調するのは間違っている）が方針自体は正しい。発展させることが可能。</text:p>
          </table:table-cell>
          <table:table-cell table:style-name="ce14"/>
          <table:table-cell table:number-columns-repeated="16379"/>
        </table:table-row>
        <table:table-row table:style-name="ro2">
          <table:table-cell table:style-name="ce2" office:value-type="string" calcext:value-type="string">
            <text:p><text:a xlink:href="https://oka-ats.blogspot.com/2019/12/oka01-dvnzrnxjatmcyxnu.html" xlink:type="simple">その１３ … 縦乗り辞めますか？ それとも人間やめますか？</text:a></text:p>
          </table:table-cell>
          <table:table-cell table:style-name="ce5" table:number-columns-repeated="2"/>
          <table:table-cell table:style-name="ce9" office:value-type="string" calcext:value-type="string">
            <text:p>皮肉な思いつきで作成した画像集。</text:p>
          </table:table-cell>
          <table:table-cell table:style-name="ce14"/>
          <table:table-cell table:number-columns-repeated="16379"/>
        </table:table-row>
        <table:table-row table:style-name="ro3">
          <table:table-cell table:style-name="ce2" office:value-type="string" calcext:value-type="string">
            <text:p><text:a xlink:href="https://oka-ats.blogspot.com/2019/12/oka01-qtqgtomvlkhazmmg.html" xlink:type="simple">その１４ … 何故縦乗りではいけないのか</text:a></text:p>
          </table:table-cell>
          <table:table-cell table:style-name="ce5" table:number-columns-repeated="2"/>
          <table:table-cell table:style-name="ce9" office:value-type="string" calcext:value-type="string">
            <text:p>これは今改めて考えてみると、弱音を吐いている人の言葉を真に受けすぎていたと思う。弱音を吐いて（自分を責めているのは本人なのに）責任転嫁して、他人から赦しを乞うている人の言葉を真に受けすぎていたと思う。 心で叱咤激励するのではなく、霊魂心の霊で引き上げなければいけない。</text:p>
          </table:table-cell>
          <table:table-cell table:style-name="ce14"/>
          <table:table-cell table:number-columns-repeated="16379"/>
        </table:table-row>
        <table:table-row table:style-name="ro4">
          <table:table-cell table:style-name="ce2" office:value-type="string" calcext:value-type="string">
            <text:p><text:a xlink:href="https://oka-ats.blogspot.com/2020/01/oka01-exdwjncpazylicpm.html" xlink:type="simple">その１５ … 正しいメトロノームとカウントのつかいかた</text:a></text:p>
          </table:table-cell>
          <table:table-cell table:style-name="ce5"/>
          <table:table-cell table:style-name="ce5" office:value-type="string" calcext:value-type="string">
            <text:p>発</text:p>
          </table:table-cell>
          <table:table-cell table:style-name="ce9" office:value-type="string" calcext:value-type="string">
            <text:p>メトロノームを鳴らす位置について論じている ─── これは、今の私が重要性を忘れている点でもある。 声出しカウントの重要性と、発音方法（リエゾン含む）を合わせて説明している。声門閉鎖音の重要性に触れている。 初めてオフビートカウントに言及している。 音価乗り換えの大切さに言及がある。オフビートカウントを思いついた経緯の説明がある。</text:p>
          </table:table-cell>
          <table:table-cell table:style-name="ce14" office:value-type="string" calcext:value-type="string">
            <text:p>「それは日本人は何も訓練しない状態でカウントすると誰からも教わらずともみな後出しオフビート・カウントでカウントしようとするということだ。」これは音韻学の項目で言及するべき。</text:p>
          </table:table-cell>
          <table:table-cell table:number-columns-repeated="16379"/>
        </table:table-row>
        <table:table-row table:style-name="ro3">
          <table:table-cell table:style-name="ce2" office:value-type="string" calcext:value-type="string">
            <text:p><text:a xlink:href="https://oka-ats.blogspot.com/2020/01/oka01-xtjayjkcepoxfaat.html" xlink:type="simple">その１６ … オフビート乗り換えについて</text:a></text:p>
          </table:table-cell>
          <table:table-cell table:style-name="ce5"/>
          <table:table-cell table:style-name="ce5" office:value-type="string" calcext:value-type="string">
            <text:p>◯</text:p>
          </table:table-cell>
          <table:table-cell table:style-name="ce9" office:value-type="string" calcext:value-type="string">
            <text:p>このビデオは今思うと、オフビート乗り換え（８分音符弱拍を演奏しつつ４分音符４拍目を叩く練習）として作ったものだった。今はもう完全に出来る様になってしまって、練習したこと自体忘れてしまっている。これはドリルとして追加する必要がある。<text:span text:style-name="T2">利用価値</text:span>がある。</text:p>
          </table:table-cell>
          <table:table-cell table:style-name="ce14"/>
          <table:table-cell table:number-columns-repeated="16379"/>
        </table:table-row>
        <table:table-row table:style-name="ro2">
          <table:table-cell table:style-name="ce2" office:value-type="string" calcext:value-type="string">
            <text:p><text:a xlink:href="https://oka-ats.blogspot.com/2020/01/oka01-ahgvuswipchmzqyp.html" xlink:type="simple">その１７ … 裏拍の叩き方</text:a></text:p>
          </table:table-cell>
          <table:table-cell table:number-columns-repeated="2" table:style-name="ce5" office:value-type="string" calcext:value-type="string">
            <text:p>◯</text:p>
          </table:table-cell>
          <table:table-cell table:style-name="ce9" office:value-type="string" calcext:value-type="string">
            <text:p>分散グルーヴ理論についての序論が書かれている。抽象度が高く、既に律動図鑑に組み込まれている。</text:p>
          </table:table-cell>
          <table:table-cell table:style-name="ce14"/>
          <table:table-cell table:number-columns-repeated="16379"/>
        </table:table-row>
        <table:table-row table:style-name="ro3">
          <table:table-cell table:style-name="ce2" office:value-type="string" calcext:value-type="string">
            <text:p><text:a xlink:href="https://oka-ats.blogspot.com/2020/01/oka01-zhlhyqlvjslsecmo.html" xlink:type="simple">その１８ … 頭合わせと尻合わせの違い</text:a></text:p>
          </table:table-cell>
          <table:table-cell table:style-name="ce5" table:number-columns-repeated="2"/>
          <table:table-cell table:style-name="ce9" office:value-type="string" calcext:value-type="string">
            <text:p>弱拍先行が最終的に小節弱拍先行に繋がることを指摘しようとしている。 実例を数多く示している部分は利用可能だが、他の部分は律動図鑑で既に説明済み。 桃太郎さん現象を紹介している。</text:p>
          </table:table-cell>
          <table:table-cell table:style-name="ce14"/>
          <table:table-cell table:number-columns-repeated="16379"/>
        </table:table-row>
        <table:table-row table:style-name="ro3">
          <table:table-cell table:style-name="ce2" office:value-type="string" calcext:value-type="string">
            <text:p><text:a xlink:href="https://oka-ats.blogspot.com/2020/07/oka01-neurlqdoenstjruz.html" xlink:type="simple">その１９ … タイミングでニュアンスをつけて音に重みを出そう！</text:a></text:p>
          </table:table-cell>
          <table:table-cell table:style-name="ce5" table:number-columns-repeated="2"/>
          <table:table-cell table:style-name="ce9" office:value-type="string" calcext:value-type="string">
            <text:p>Atlanta Drum Academy のビデオを紹介している。「音の重さ」という表現があり、それが遅れに基づいていることを指摘している。 ─── しかし孤立拍認識から見ると全て同時として認識される為、この説明では不十分といえる。これは弱拍地動説理論まで説明しきらないと理解出来ない。 実例がほぼ全てリンク切れ状態になっている。</text:p>
          </table:table-cell>
          <table:table-cell table:style-name="ce14" office:value-type="string" calcext:value-type="string">
            <text:p>Atlanta Drum Academy のビデオ自体は別な場所で紹介する必要がある。</text:p>
          </table:table-cell>
          <table:table-cell table:number-columns-repeated="16379"/>
        </table:table-row>
        <table:table-row table:style-name="ro3">
          <table:table-cell table:style-name="ce2" office:value-type="string" calcext:value-type="string">
            <text:p><text:a xlink:href="https://oka-ats.blogspot.com/2020/07/oka01-jwarbrfzxhdcxpch.html" xlink:type="simple">その２０ … 関西弁と縦乗り</text:a></text:p>
          </table:table-cell>
          <table:table-cell table:style-name="ce5" table:number-columns-repeated="2"/>
          <table:table-cell table:style-name="ce9" office:value-type="string" calcext:value-type="string">
            <text:p>日本語のアクセントの地域差を論じている。恐らく、音韻学を使って説明すると江戸弁にはストレス拍要素があるという点で説明できる筈だ。感覚的な説明で突破しようとしているが、感覚的説明では決して理解出来ない。</text:p>
          </table:table-cell>
          <table:table-cell table:style-name="ce14"/>
          <table:table-cell table:number-columns-repeated="16379"/>
        </table:table-row>
        <table:table-row table:style-name="ro2">
          <table:table-cell table:style-name="ce2" office:value-type="string" calcext:value-type="string">
            <text:p><text:a xlink:href="https://oka-ats.blogspot.com/2020/07/oka01-yxtspkbgwnvxvjbi.html" xlink:type="simple">その２１ … ずれない様に正確にずれる</text:a></text:p>
          </table:table-cell>
          <table:table-cell table:style-name="ce5" table:number-columns-repeated="2"/>
          <table:table-cell table:style-name="ce9" office:value-type="string" calcext:value-type="string">
            <text:p>今の理論でいうところの、同時拍と交互拍について言及がある。恐らく私がこのことに気付いたときの記録。 ウィリアムスシスターズのビデオが紹介されているがリンク切れ。</text:p>
          </table:table-cell>
          <table:table-cell table:style-name="ce14"/>
          <table:table-cell table:number-columns-repeated="16379"/>
        </table:table-row>
        <table:table-row table:style-name="ro2">
          <table:table-cell table:style-name="ce2" office:value-type="string" calcext:value-type="string">
            <text:p><text:a xlink:href="https://oka-ats.blogspot.com/2020/07/oka01-phmjtebzuemanabb.html" xlink:type="simple">その２２ … 末子音がない日本語</text:a></text:p>
          </table:table-cell>
          <table:table-cell table:style-name="ce5"/>
          <table:table-cell table:style-name="ce5" office:value-type="string" calcext:value-type="string">
            <text:p>◯</text:p>
          </table:table-cell>
          <table:table-cell table:style-name="ce9" office:value-type="string" calcext:value-type="string">
            <text:p>スワグサーフを紹介している。日本人の聴き間違いをグラフテーブル化したものが紹介されているものは利用価値がある。『末子音探し』を紹介しており<text:span text:style-name="T2">利用価値</text:span>がある。</text:p>
          </table:table-cell>
          <table:table-cell table:style-name="ce14"/>
          <table:table-cell table:number-columns-repeated="16379"/>
        </table:table-row>
        <table:table-row table:style-name="ro3">
          <table:table-cell table:style-name="ce2" office:value-type="string" calcext:value-type="string">
            <text:p><text:a xlink:href="https://oka-ats.blogspot.com/2020/07/oka01-friubhzmuzypqtnv.html" xlink:type="simple">その２３ … 遅い音符を恐れてはいけない</text:a></text:p>
          </table:table-cell>
          <table:table-cell table:style-name="ce5"/>
          <table:table-cell table:style-name="ce5" office:value-type="string" calcext:value-type="string">
            <text:p>◯</text:p>
          </table:table-cell>
          <table:table-cell table:style-name="ce9" office:value-type="string" calcext:value-type="string">
            <text:p>レイドバックした音符を演奏することの恐怖感に気付いたときの記録。この恐怖感があるからラッシュした音符しか演奏しなくなってしまう。縦乗りの人のなかで レイドバックすると他の人もレイドバックするのでレイドバック・スパイラルが起こって音楽が止まる。この恐怖からレイドバックを使わなくなる。これが縦乗りの原因となる。→縦乗りのメカニズムで<text:span text:style-name="T2">利用可能</text:span>。</text:p>
          </table:table-cell>
          <table:table-cell table:style-name="ce14"/>
          <table:table-cell table:number-columns-repeated="16379"/>
        </table:table-row>
        <table:table-row table:style-name="ro2">
          <table:table-cell table:style-name="ce2" office:value-type="string" calcext:value-type="string">
            <text:p><text:a xlink:href="https://oka-ats.blogspot.com/2020/08/oka01-fscgpkaswxvzyncb.html" xlink:type="simple">その２４ … 何故、英語は勉強すればするほど喋れなくなるのか</text:a></text:p>
          </table:table-cell>
          <table:table-cell table:style-name="ce5" table:number-columns-repeated="2"/>
          <table:table-cell table:style-name="ce9" office:value-type="string" calcext:value-type="string">
            <text:p>Cardi B の WAP をきいたことがきっかけで書いた記事。ハンク・ヒル・リスンズ・トゥーの言及がある。 感嘆詞マザーオブガッドの発音タイミングに言及がある。<text:a xlink:href="https://www.youtube.com/watch?v=Yy4oURBLo98" xlink:type="simple">https://www.youtube.com/watch?v=Yy4oURBLo98</text:a></text:p>
          </table:table-cell>
          <table:table-cell table:style-name="ce14" office:value-type="string" calcext:value-type="string">
            <text:p>ハンク・ヒル・リスニング・トゥーのセリフは、RMOPの実例として使えるのではないか。</text:p>
          </table:table-cell>
          <table:table-cell table:number-columns-repeated="16379"/>
        </table:table-row>
        <table:table-row table:style-name="ro2">
          <table:table-cell table:style-name="ce2" office:value-type="string" calcext:value-type="string">
            <text:p><text:a xlink:href="https://oka-ats.blogspot.com/2020/08/oka01-ejfwozgztsnkxnru.html" xlink:type="simple">その２５ … 小節入り声出しカウントのコツ</text:a></text:p>
          </table:table-cell>
          <table:table-cell table:style-name="ce5"/>
          <table:table-cell table:style-name="ce5" office:value-type="string" calcext:value-type="string">
            <text:p>◯</text:p>
          </table:table-cell>
          <table:table-cell table:style-name="ce9" office:value-type="string" calcext:value-type="string">
            <text:p>２小節以上の長い小節弱拍先行について実例が挙げられており、これは<text:span text:style-name="T2">利用価値</text:span>がある。ソナタは構成単位の弱拍先行ではないかという指摘がある。2020年執筆。</text:p>
          </table:table-cell>
          <table:table-cell table:style-name="ce14"/>
          <table:table-cell table:number-columns-repeated="16379"/>
        </table:table-row>
        <table:table-row table:style-name="ro2">
          <table:table-cell table:style-name="ce2" office:value-type="string" calcext:value-type="string">
            <text:p><text:a xlink:href="https://oka-ats.blogspot.com/2020/08/oka01-kzrfefcnchpwsmrq.html" xlink:type="simple">その２６ … ＆が先か数字が先か</text:a></text:p>
          </table:table-cell>
          <table:table-cell table:style-name="ce5" table:number-columns-repeated="2"/>
          <table:table-cell table:style-name="ce9" office:value-type="string" calcext:value-type="string">
            <text:p>その２５にて何故＆の方を先に書くべきなのがを説明しようとした記事。だが説明には失敗している。これは今説明しても適切に説明する方法がわからない。</text:p>
          </table:table-cell>
          <table:table-cell table:style-name="ce14" office:value-type="string" calcext:value-type="string">
            <text:p>→ 乗り換えのきっかけを作るためという説明が出来る。どの拍からでも直ぐに８分音符弱拍に切り替える為に予め＆が先行する形で練習しておくことが効果的だから。</text:p>
          </table:table-cell>
          <table:table-cell table:number-columns-repeated="16379"/>
        </table:table-row>
        <table:table-row table:style-name="ro2">
          <table:table-cell table:style-name="ce2" office:value-type="string" calcext:value-type="string">
            <text:p><text:a xlink:href="https://oka-ats.blogspot.com/2020/09/oka01-armntaupdcfjosmw.html" xlink:type="simple">その２７ … 三重オフビートの数え方</text:a></text:p>
          </table:table-cell>
          <table:table-cell table:style-name="ce5"/>
          <table:table-cell table:style-name="ce5" office:value-type="string" calcext:value-type="string">
            <text:p>ド</text:p>
          </table:table-cell>
          <table:table-cell table:style-name="ce9" office:value-type="string" calcext:value-type="string">
            <text:p>Actual Proof を使ったドリルを紹介している。 16ビートファンクの実例が数多く紹介されている。</text:p>
          </table:table-cell>
          <table:table-cell table:style-name="ce14"/>
          <table:table-cell table:number-columns-repeated="16379"/>
        </table:table-row>
        <table:table-row table:style-name="ro2">
          <table:table-cell table:style-name="ce2" office:value-type="string" calcext:value-type="string">
            <text:p><text:a xlink:href="https://oka-ats.blogspot.com/2020/09/oka01-qwynjfszhhpvszwh.html" xlink:type="simple">その２８ … 日本人が得意なスタンダードと苦手なスタンダード</text:a></text:p>
          </table:table-cell>
          <table:table-cell table:style-name="ce5" table:number-columns-repeated="2"/>
          <table:table-cell table:style-name="ce9" office:value-type="string" calcext:value-type="string">
            <text:p>日本人に人気があるスタンダードはみな小節強拍先行構造を持っており、日本人がテクニカルだと評するスタンダードは小節弱拍先行構造を持っているということを指摘している。</text:p>
          </table:table-cell>
          <table:table-cell table:style-name="ce14"/>
          <table:table-cell table:number-columns-repeated="16379"/>
        </table:table-row>
        <table:table-row table:style-name="ro2">
          <table:table-cell table:style-name="ce2" office:value-type="string" calcext:value-type="string">
            <text:p><text:a xlink:href="https://oka-ats.blogspot.com/2020/10/oka01-yfbrqfuzdyuazkue.html" xlink:type="simple">【伝わりやすいグルーヴ教室】オフビートカウント練習会（第１回）</text:a></text:p>
          </table:table-cell>
          <table:table-cell table:style-name="ce5" table:number-columns-repeated="2"/>
          <table:table-cell table:style-name="ce9" office:value-type="string" calcext:value-type="string">
            <text:p>これまでに作成したドリル3冊へのリンクがある。</text:p>
          </table:table-cell>
          <table:table-cell table:style-name="ce14"/>
          <table:table-cell table:number-columns-repeated="16379"/>
        </table:table-row>
        <table:table-row table:style-name="ro2">
          <table:table-cell table:style-name="ce2" office:value-type="string" calcext:value-type="string">
            <text:p><text:a xlink:href="https://oka-ats.blogspot.com/2020/11/oka01-gtiwnvulfwuwrqvz.html" xlink:type="simple">【コラム】プレイズブレイクでグルーヴ乗り換えのパワーを知ろう</text:a></text:p>
          </table:table-cell>
          <table:table-cell table:style-name="ce5" table:number-columns-repeated="2"/>
          <table:table-cell table:style-name="ce9" office:value-type="string" calcext:value-type="string">
            <text:p>Donyea氏のプレイズブレイクを使って4重オフビートを説明しようとしている。</text:p>
          </table:table-cell>
          <table:table-cell table:style-name="ce14"/>
          <table:table-cell table:number-columns-repeated="16379"/>
        </table:table-row>
        <table:table-row table:style-name="ro2">
          <table:table-cell table:style-name="ce2" office:value-type="string" calcext:value-type="string">
            <text:p><text:a xlink:href="https://oka-ats.blogspot.com/2020/11/oka01-oxeveqakmesnbwnv.html" xlink:type="simple">【伝わりやすいグルーヴ教室】オフビートカウント練習会（第２回）</text:a></text:p>
          </table:table-cell>
          <table:table-cell table:style-name="ce5" table:number-columns-repeated="2"/>
          <table:table-cell table:style-name="ce9"/>
          <table:table-cell table:style-name="ce14"/>
          <table:table-cell table:number-columns-repeated="16379"/>
        </table:table-row>
        <table:table-row table:style-name="ro2">
          <table:table-cell table:style-name="ce2" office:value-type="string" calcext:value-type="string">
            <text:p><text:a xlink:href="https://oka-ats.blogspot.com/2021/05/oka01-zszvoohbvyvwvndn.html" xlink:type="simple">【資料】オカアツシがよく参考にするビデオのリンク集</text:a></text:p>
          </table:table-cell>
          <table:table-cell table:style-name="ce5" table:number-columns-repeated="2"/>
          <table:table-cell table:style-name="ce9" office:value-type="string" calcext:value-type="string">
            <text:p><text:span text:style-name="T3">音声素材リンク集。</text:span>参照としてよく使われるものの全てのリンクが保存されている。<text:span text:style-name="T2">利用価値がある。</text:span></text:p>
          </table:table-cell>
          <table:table-cell table:style-name="ce14"/>
          <table:table-cell table:number-columns-repeated="16379"/>
        </table:table-row>
        <table:table-row table:style-name="ro2">
          <table:table-cell table:style-name="ce2" office:value-type="string" calcext:value-type="string">
            <text:p><text:a xlink:href="https://oka-ats.blogspot.com/2020/12/oka01-jedlhvatsdzqmowa.html" xlink:type="simple">その２９ … ビバップ強化練習法＝ダビディバ・カウントの初歩</text:a></text:p>
          </table:table-cell>
          <table:table-cell table:style-name="ce5"/>
          <table:table-cell table:style-name="ce5" office:value-type="string" calcext:value-type="string">
            <text:p>ド</text:p>
          </table:table-cell>
          <table:table-cell table:style-name="ce9" office:value-type="string" calcext:value-type="string">
            <text:p><text:span text:style-name="T1">ダビディヴバ・カウントを紹介している。</text:span><text:span text:style-name="T4">利用価値がある。</text:span></text:p>
          </table:table-cell>
          <table:table-cell table:style-name="ce14"/>
          <table:table-cell table:number-columns-repeated="16379"/>
        </table:table-row>
        <table:table-row table:style-name="ro2">
          <table:table-cell table:style-name="ce2" office:value-type="string" calcext:value-type="string">
            <text:p><text:a xlink:href="https://oka-ats.blogspot.com/2020/12/oka01-ufdkgigehcawooys.html" xlink:type="simple">【演習】Ｈｏｗ　Ｍｙ　Ｈｅａｒｔ　Ｓｉｎｇｓで学ぶ３拍子４拍子入れ替え</text:a></text:p>
          </table:table-cell>
          <table:table-cell table:style-name="ce5"/>
          <table:table-cell table:style-name="ce5" office:value-type="string" calcext:value-type="string">
            <text:p>◯</text:p>
          </table:table-cell>
          <table:table-cell table:style-name="ce9" office:value-type="string" calcext:value-type="string">
            <text:p><text:span text:style-name="T1">オフビートカウントを使って、3拍子と4拍子を入れ替えるドリルが紹介されている。</text:span><text:span text:style-name="T4">利用価値がある。</text:span></text:p>
          </table:table-cell>
          <table:table-cell table:style-name="ce14"/>
          <table:table-cell table:number-columns-repeated="16379"/>
        </table:table-row>
        <table:table-row table:style-name="ro2">
          <table:table-cell table:style-name="ce2" office:value-type="string" calcext:value-type="string">
            <text:p><text:a xlink:href="https://oka-ats.blogspot.com/2021/05/oka01-iaygoltgivxltzgs.html" xlink:type="simple">【演習】最終拍を基準にした多重拍子入れ替え</text:a></text:p>
          </table:table-cell>
          <table:table-cell table:style-name="ce5"/>
          <table:table-cell table:style-name="ce5" office:value-type="string" calcext:value-type="string">
            <text:p>発</text:p>
          </table:table-cell>
          <table:table-cell table:style-name="ce9" office:value-type="string" calcext:value-type="string">
            <text:p>8分音符強拍を起点にして入れ替えている部分を修正する必要がある。</text:p>
          </table:table-cell>
          <table:table-cell table:style-name="ce14"/>
          <table:table-cell table:number-columns-repeated="16379"/>
        </table:table-row>
        <table:table-row table:style-name="ro2">
          <table:table-cell table:style-name="ce2" office:value-type="string" calcext:value-type="string">
            <text:p><text:a xlink:href="https://oka-ats.blogspot.com/2020/12/oka01-uyoahlikflcsenwv.html" xlink:type="simple">その３０ … グルーヴは終わり良ければ全て良し</text:a></text:p>
          </table:table-cell>
          <table:table-cell table:style-name="ce5"/>
          <table:table-cell table:style-name="ce5" office:value-type="string" calcext:value-type="string">
            <text:p>◯</text:p>
          </table:table-cell>
          <table:table-cell table:style-name="ce9" office:value-type="string" calcext:value-type="string">
            <text:p>Alicia Cruthirds を紹介している。オンビートで頭を上げる等々の体の使い方についての言及がある。</text:p>
          </table:table-cell>
          <table:table-cell table:style-name="ce14"/>
          <table:table-cell table:number-columns-repeated="16379"/>
        </table:table-row>
        <table:table-row table:style-name="ro2">
          <table:table-cell table:style-name="ce2" office:value-type="string" calcext:value-type="string">
            <text:p><text:a xlink:href="https://oka-ats.blogspot.com/2020/12/oka01-gvgnnpdbxxykmlht.html" xlink:type="simple">【演習】３拍子スイングの長さをスイングしたまま倍にする</text:a></text:p>
          </table:table-cell>
          <table:table-cell table:style-name="ce5"/>
          <table:table-cell table:style-name="ce5" office:value-type="string" calcext:value-type="string">
            <text:p>発</text:p>
          </table:table-cell>
          <table:table-cell table:style-name="ce9" office:value-type="string" calcext:value-type="string">
            <text:p>オフビートカウントを使って 3x3x2 を 3x2x3 に入れ替える練習法を紹介している。これが次の5+4 の練習につながる。</text:p>
          </table:table-cell>
          <table:table-cell table:style-name="ce14"/>
          <table:table-cell table:number-columns-repeated="16379"/>
        </table:table-row>
        <table:table-row table:style-name="ro2">
          <table:table-cell table:style-name="ce2" office:value-type="string" calcext:value-type="string">
            <text:p><text:a xlink:href="https://oka-ats.blogspot.com/2020/12/oka01-cerggodzxnjtyopn.html" xlink:type="simple">その３１ … オフビート・カウントの初歩</text:a></text:p>
          </table:table-cell>
          <table:table-cell table:style-name="ce5"/>
          <table:table-cell table:style-name="ce5" office:value-type="string" calcext:value-type="string">
            <text:p>◯</text:p>
          </table:table-cell>
          <table:table-cell table:style-name="ce9"/>
          <table:table-cell table:style-name="ce14"/>
          <table:table-cell table:number-columns-repeated="16379"/>
        </table:table-row>
        <table:table-row table:style-name="ro2">
          <table:table-cell table:style-name="ce2" office:value-type="string" calcext:value-type="string">
            <text:p><text:a xlink:href="https://oka-ats.blogspot.com/2020/12/oka01-naptbtohhufmbhds.html" xlink:type="simple">その３２ … ３拍子上の５＋４拍子スイング</text:a></text:p>
          </table:table-cell>
          <table:table-cell table:style-name="ce5" table:number-columns-repeated="2"/>
          <table:table-cell table:style-name="ce9" office:value-type="string" calcext:value-type="string">
            <text:p>オフビートカウントを使って 5+4 スイングを演奏するための数え方を紹介している。</text:p>
          </table:table-cell>
          <table:table-cell table:style-name="ce14"/>
          <table:table-cell table:number-columns-repeated="16379"/>
        </table:table-row>
        <table:table-row table:style-name="ro2">
          <table:table-cell table:style-name="ce2" office:value-type="string" calcext:value-type="string">
            <text:p><text:a xlink:href="https://oka-ats.blogspot.com/2020/12/oka01-ckqlitezosjjemik.html" xlink:type="simple">その３３ … ラオス民謡とジャズの相似点について</text:a></text:p>
          </table:table-cell>
          <table:table-cell table:style-name="ce5" table:number-columns-repeated="2"/>
          <table:table-cell table:style-name="ce9" office:value-type="string" calcext:value-type="string">
            <text:p>弱起の重要性を示す為に、次の歌詞が紹介されている。ポーイファイ／イサーンのベッカム｜フォートッパーズ／Jump, the Water is Fine ｜ ザ・デルタ・リズム・ボーイズ／Take the A Train </text:p>
          </table:table-cell>
          <table:table-cell table:style-name="ce14"/>
          <table:table-cell table:number-columns-repeated="16379"/>
        </table:table-row>
        <table:table-row table:style-name="ro2">
          <table:table-cell table:style-name="ce2" office:value-type="string" calcext:value-type="string">
            <text:p><text:a xlink:href="https://oka-ats.blogspot.com/2021/01/oka01-swjgwyqsmqevgcqa.html" xlink:type="simple">その３４ … 半音階ドレミ＝クロマチック・ソルフェージュの基礎</text:a></text:p>
          </table:table-cell>
          <table:table-cell table:style-name="ce5" table:number-columns-repeated="2"/>
          <table:table-cell table:style-name="ce9" office:value-type="string" calcext:value-type="string">
            <text:p>クロマチック・ソルフェージュの紹介をしている。</text:p>
          </table:table-cell>
          <table:table-cell table:style-name="ce14"/>
          <table:table-cell table:number-columns-repeated="16379"/>
        </table:table-row>
        <table:table-row table:style-name="ro5">
          <table:table-cell table:style-name="ce2" office:value-type="string" calcext:value-type="string">
            <text:p><text:a xlink:href="https://oka-ats.blogspot.com/2021/01/oka01-eksnomeqkvpapibw.html" xlink:type="simple">その３５ … 数字の発音の仕方とリエゾン</text:a></text:p>
          </table:table-cell>
          <table:table-cell table:style-name="ce5" table:number-columns-repeated="2"/>
          <table:table-cell table:style-name="ce9" office:value-type="string" calcext:value-type="string">
            <text:p>リエゾンを紹介し、อีติ๋ม ตายแน่ イティーム・ターイネーを使って、日本人の末子音欠落を示している。LMFAOのリエゾン例も紹介している。Karma Got Its Kiss for me を紹介。5678の読み方として参考になるビデオを紹介している。セヴェネラと読む件にかんしてグラフを使って紹介している。セヴェネラは既にx化が終わっている。 https://x.com/ats4u/status/1798195879473770849</text:p>
          </table:table-cell>
          <table:table-cell table:style-name="ce14"/>
          <table:table-cell table:number-columns-repeated="16379"/>
        </table:table-row>
        <table:table-row table:style-name="ro2">
          <table:table-cell table:style-name="ce2" office:value-type="string" calcext:value-type="string">
            <text:p><text:a xlink:href="https://oka-ats.blogspot.com/2021/01/oka01-ubjkgrbexmeuwzjj.html" xlink:type="simple">その３６ … 最初に聞いた音が１拍目表に聴こえる病とその症状</text:a></text:p>
          </table:table-cell>
          <table:table-cell table:style-name="ce5" table:number-columns-repeated="2"/>
          <table:table-cell table:style-name="ce9" office:value-type="string" calcext:value-type="string">
            <text:p>弱拍だけでリズムを取ることが出来るかをテストするドリルが紹介されている。</text:p>
          </table:table-cell>
          <table:table-cell table:style-name="ce14"/>
          <table:table-cell table:number-columns-repeated="16379"/>
        </table:table-row>
        <table:table-row table:style-name="ro2">
          <table:table-cell table:style-name="ce2" office:value-type="string" calcext:value-type="string">
            <text:p><text:a xlink:href="https://oka-ats.blogspot.com/2021/01/oka01-rcvflrytuhpbodlb.html" xlink:type="simple">その３７ … 日本のリズムを真似できる海外のミュージシャン</text:a></text:p>
          </table:table-cell>
          <table:table-cell table:style-name="ce5" table:number-columns-repeated="2"/>
          <table:table-cell table:style-name="ce9" office:value-type="string" calcext:value-type="string">
            <text:p>モーラ拍リズムの一方向性について言及している。</text:p>
          </table:table-cell>
          <table:table-cell table:style-name="ce14"/>
          <table:table-cell table:number-columns-repeated="16379"/>
        </table:table-row>
        <table:table-row table:style-name="ro3">
          <table:table-cell table:style-name="ce2" office:value-type="string" calcext:value-type="string">
            <text:p><text:a xlink:href="https://oka-ats.blogspot.com/2021/02/oka01-iucnluyavyrpufos.html" xlink:type="simple">その３８ … スイング理論</text:a></text:p>
          </table:table-cell>
          <table:table-cell table:style-name="ce5" table:number-columns-repeated="2"/>
          <table:table-cell table:style-name="ce9" office:value-type="string" calcext:value-type="string">
            <text:p><text:span text:style-name="T1">【転載】</text:span> この記事はそのまま律動図鑑に転載出来る。 「がーーーーーつっ ！！！  俺、この図をここで書いていたのか！！！ 2021年か…。 そういえばこの段階で、スイングを形式化しようと思って、きちんと文章化していたんだな…。 書いていないと思って、これを書く段取りでかなり頭がいっぱいだった…。」</text:p>
          </table:table-cell>
          <table:table-cell table:style-name="ce14"/>
          <table:table-cell table:number-columns-repeated="16379"/>
        </table:table-row>
        <table:table-row table:style-name="ro2">
          <table:table-cell table:style-name="ce2" office:value-type="string" calcext:value-type="string">
            <text:p><text:a xlink:href="https://oka-ats.blogspot.com/2021/02/oka01-nxqiewhskjxcoysq.html" xlink:type="simple">その３９ … オンビート・スリップストリームについて</text:a></text:p>
          </table:table-cell>
          <table:table-cell table:style-name="ce5" table:number-columns-repeated="2"/>
          <table:table-cell table:style-name="ce9" office:value-type="string" calcext:value-type="string">
            <text:p><text:span text:style-name="T1">【転載】</text:span>モーラ拍リズム言語話者が弱拍と強拍を混同する現象に「オンビートスリップストリーム」と命名し、形式化している。律動図鑑にある程度の訂正を入れた上で転載可能。</text:p>
          </table:table-cell>
          <table:table-cell table:style-name="ce14"/>
          <table:table-cell table:number-columns-repeated="16379"/>
        </table:table-row>
        <table:table-row table:style-name="ro2">
          <table:table-cell table:style-name="ce2" office:value-type="string" calcext:value-type="string">
            <text:p><text:a xlink:href="https://oka-ats.blogspot.com/2021/05/oka01-ftlvjefjjbgbjuha.html" xlink:type="simple">【資料】オフビートカウント研究の為の音声素材へのリンク集</text:a></text:p>
          </table:table-cell>
          <table:table-cell table:style-name="ce5" table:number-columns-repeated="2"/>
          <table:table-cell table:style-name="ce10" office:value-type="string" calcext:value-type="string">
            <text:p>音声素材リンク集。参照としてよく使われるものの全てのリンクが保存されている。<text:span text:style-name="T2">利用価値</text:span>がある。</text:p>
          </table:table-cell>
          <table:table-cell table:style-name="ce14"/>
          <table:table-cell table:number-columns-repeated="16379"/>
        </table:table-row>
        <table:table-row table:style-name="ro2">
          <table:table-cell table:style-name="ce2" office:value-type="string" calcext:value-type="string">
            <text:p><text:a xlink:href="https://oka-ats.blogspot.com/2021/03/oka01-ygbkojcxihphcbmt.html" xlink:type="simple">その４０ … 『癒やし系ジャパニーズ縦乗りゲームミュージック』という日本人が知らない音楽</text:a></text:p>
          </table:table-cell>
          <table:table-cell table:style-name="ce5" table:number-columns-repeated="2"/>
          <table:table-cell table:style-name="ce9" office:value-type="string" calcext:value-type="string">
            <text:p>ゲーム音楽とヴェイパーウェーヴを使って、日本の音楽が「ダウンビート」と呼ばれていることを示している。</text:p>
          </table:table-cell>
          <table:table-cell table:style-name="ce14"/>
          <table:table-cell table:number-columns-repeated="16379"/>
        </table:table-row>
        <table:table-row table:style-name="ro2">
          <table:table-cell table:style-name="ce2" office:value-type="string" calcext:value-type="string">
            <text:p><text:a xlink:href="https://oka-ats.blogspot.com/2021/03/oka01-fodqypvrdjdjyxoh.html" xlink:type="simple">その４１ … アルゼンチン野菜の啖呵売り、口上テクノ化について</text:a></text:p>
          </table:table-cell>
          <table:table-cell table:style-name="ce5" table:number-columns-repeated="2"/>
          <table:table-cell table:style-name="ce9" office:value-type="string" calcext:value-type="string">
            <text:p>アルゼンチンの野菜売りの口上を書き取ったものが紹介されている。</text:p>
          </table:table-cell>
          <table:table-cell table:style-name="ce14"/>
          <table:table-cell table:number-columns-repeated="16379"/>
        </table:table-row>
        <table:table-row table:style-name="ro2">
          <table:table-cell table:style-name="ce2" office:value-type="string" calcext:value-type="string">
            <text:p><text:a xlink:href="https://oka-ats.blogspot.com/2021/04/oka01-fayszodfaxlvpbjb.html" xlink:type="simple">その４２ … 全て表拍なのに裏拍基準になる不思議なリズムの演奏方法</text:a></text:p>
          </table:table-cell>
          <table:table-cell table:style-name="ce5" table:number-columns-repeated="2"/>
          <table:table-cell table:style-name="ce9" office:value-type="string" calcext:value-type="string">
            <text:p>弱拍基軸の基本発想が紹介されている。裏拍位置がずれることに気付いた記録が紹介されている。裏拍起点で演奏するから表拍位置が変えられる…という点に気付いた記録になっている。</text:p>
          </table:table-cell>
          <table:table-cell table:style-name="ce14"/>
          <table:table-cell table:number-columns-repeated="16379"/>
        </table:table-row>
        <table:table-row table:style-name="ro2">
          <table:table-cell table:style-name="ce2" office:value-type="string" calcext:value-type="string">
            <text:p><text:a xlink:href="https://oka-ats.blogspot.com/2021/04/oka01-wwsherfyqkpgjzvt.html" xlink:type="simple">その４３ … グルーヴ分析用語集</text:a></text:p>
          </table:table-cell>
          <table:table-cell table:style-name="ce5" table:number-columns-repeated="2"/>
          <table:table-cell table:style-name="ce9" office:value-type="string" calcext:value-type="string">
            <text:p>グルーヴを説明する為の基礎用語が紹介されている。 <text:s/>─── 今読むと驚くが、今使っている用語の大半はここで定義されている。</text:p>
          </table:table-cell>
          <table:table-cell table:style-name="ce14"/>
          <table:table-cell table:number-columns-repeated="16379"/>
        </table:table-row>
        <table:table-row table:style-name="ro2">
          <table:table-cell table:style-name="ce2" office:value-type="string" calcext:value-type="string">
            <text:p><text:a xlink:href="https://oka-ats.blogspot.com/2021/07/oka01-rarxklfocrnaozcb.html" xlink:type="simple">その４４ … 裏拍基準のリズムの取り方について</text:a></text:p>
          </table:table-cell>
          <table:table-cell table:style-name="ce5" table:number-columns-repeated="2"/>
          <table:table-cell table:style-name="ce11" office:value-type="string" calcext:value-type="string">
            <text:p><text:span text:style-name="T5"><text:a xlink:href="https://oka-ats.blogspot.com/2021/04/oka01-fayszodfaxlvpbjb.html" xlink:type="simple">その４２ … 全て表拍なのに裏拍基準になる不思議なリズムの演奏方法</text:a></text:span><text:span text:style-name="T5"> に続き、裏拍基軸リズムの説明をしている。</text:span></text:p>
          </table:table-cell>
          <table:table-cell table:style-name="ce14"/>
          <table:table-cell table:number-columns-repeated="16379"/>
        </table:table-row>
        <table:table-row table:style-name="ro2">
          <table:table-cell table:style-name="ce2" office:value-type="string" calcext:value-type="string">
            <text:p><text:a xlink:href="https://oka-ats.blogspot.com/2021/07/oka01-jiwvxtrqleqhbmow.html" xlink:type="simple">その４５ … オンビート・スリップストリームを克服する実践練習</text:a></text:p>
          </table:table-cell>
          <table:table-cell table:style-name="ce5" table:number-columns-repeated="2"/>
          <table:table-cell table:style-name="ce9" office:value-type="string" calcext:value-type="string">
            <text:p>スキゾスキップスのバンド練習の動画を紹介している。</text:p>
          </table:table-cell>
          <table:table-cell table:style-name="ce14"/>
          <table:table-cell table:number-columns-repeated="16379"/>
        </table:table-row>
        <table:table-row table:style-name="ro2">
          <table:table-cell table:style-name="ce2" office:value-type="string" calcext:value-type="string">
            <text:p><text:a xlink:href="https://oka-ats.blogspot.com/2021/10/oka01-wcvnsfabcwxlzjtv.html" xlink:type="simple">その４６ … ４分音符オンビート／オフビート乗り換え＋８分音符オフビートカウント</text:a></text:p>
          </table:table-cell>
          <table:table-cell table:style-name="ce5" table:number-columns-repeated="2"/>
          <table:table-cell table:style-name="ce9" office:value-type="string" calcext:value-type="string">
            <text:p><text:span text:style-name="T1">8分音符弱拍から4分音符弱拍の位置を推定出来ない（特に１裏３裏がずれる）問題を、</text:span><text:span text:style-name="T6">MuseScore3.6.2 </text:span><text:span text:style-name="T6">実例</text:span>音声素材を示しながら紹介している。</text:p>
          </table:table-cell>
          <table:table-cell table:style-name="ce14"/>
          <table:table-cell table:number-columns-repeated="16379"/>
        </table:table-row>
        <table:table-row table:style-name="ro2">
          <table:table-cell table:style-name="ce2" office:value-type="string" calcext:value-type="string">
            <text:p><text:a xlink:href="https://oka-ats.blogspot.com/2021/11/oka01-tnrqfewbvuazxrvq.html" xlink:type="simple">その４７ … ジャズのリズムはずれてない＝オフビートを起点として演奏しよう</text:a></text:p>
          </table:table-cell>
          <table:table-cell table:style-name="ce5" table:number-columns-repeated="2"/>
          <table:table-cell table:style-name="ce9" office:value-type="string" calcext:value-type="string">
            <text:p>8分音符裏拍を起点とし、４分音符の位置が移動している実例を MuseScore3.6.2 の実例音声素材を示して紹介している。</text:p>
          </table:table-cell>
          <table:table-cell table:style-name="ce14"/>
          <table:table-cell table:number-columns-repeated="16379"/>
        </table:table-row>
        <table:table-row table:style-name="ro2">
          <table:table-cell table:style-name="ce2" office:value-type="string" calcext:value-type="string">
            <text:p><text:a xlink:href="https://oka-ats.blogspot.com/2022/05/oka01-vbbqpelgucdzbngx.html" xlink:type="simple">その４８ … 大阪オフビートカウント練習会を終えて</text:a></text:p>
          </table:table-cell>
          <table:table-cell table:style-name="ce5" table:number-columns-repeated="2"/>
          <table:table-cell table:style-name="ce9" office:value-type="string" calcext:value-type="string">
            <text:p>弱拍地動説の絵柄が紹介されている。</text:p>
          </table:table-cell>
          <table:table-cell table:style-name="ce14"/>
          <table:table-cell table:number-columns-repeated="16379"/>
        </table:table-row>
        <table:table-row table:style-name="ro6">
          <table:table-cell table:style-name="ce2" office:value-type="string" calcext:value-type="string">
            <text:p><text:a xlink:href="https://oka-ats.blogspot.com/2022/07/oka01-ztenpukfvumymnzv.html" xlink:type="simple">その４９ … 何故日本人はオフビートが演奏できないのか</text:a></text:p>
          </table:table-cell>
          <table:table-cell table:style-name="ce5" table:number-columns-repeated="2"/>
          <table:table-cell table:style-name="ce9" office:value-type="string" calcext:value-type="string">
            <text:p>弱拍を演奏すると強拍に替わってしまう現象を論理的に説明している。 Yoshie Taira Flamenco Company の手叩きビデオを紹介している。</text:p>
            <text:p/>
          </table:table-cell>
          <table:table-cell table:style-name="ce14"/>
          <table:table-cell table:number-columns-repeated="16379"/>
        </table:table-row>
        <table:table-row table:style-name="ro3">
          <table:table-cell table:style-name="ce2" office:value-type="string" calcext:value-type="string">
            <text:p><text:a xlink:href="https://oka-ats.blogspot.com/2022/08/oka01-qbvgoorsabrnnlha.html" xlink:type="simple">その５０ … 子音と末子音とオフビート （草稿）</text:a></text:p>
          </table:table-cell>
          <table:table-cell table:style-name="ce5" table:number-columns-repeated="2"/>
          <table:table-cell table:style-name="ce9" office:value-type="string" calcext:value-type="string">
            <text:p>ツイートのメモになっている。イギリスの女性がピアノを弾く時、メトロノームとややずれた地点で演奏することに気付いたときの記録になっている。日本語に末子音がない点に気付き始めた頃の記録になっている。</text:p>
          </table:table-cell>
          <table:table-cell table:style-name="ce14"/>
          <table:table-cell table:number-columns-repeated="16379"/>
        </table:table-row>
        <table:table-row table:style-name="ro2">
          <table:table-cell table:style-name="ce2" office:value-type="string" calcext:value-type="string">
            <text:p><text:a xlink:href="https://oka-ats.blogspot.com/2022/10/oka01-lrbvmtvrjrrytehk.html" xlink:type="simple">その５１ … これからの縦乗りを克服しようシリーズについて</text:a></text:p>
          </table:table-cell>
          <table:table-cell table:style-name="ce5" table:number-columns-repeated="2"/>
          <table:table-cell table:style-name="ce9" office:value-type="string" calcext:value-type="string">
            <text:p>探求の対象が語学に移行したことを宣言している。末子音と弱拍の関係について再々度言及している。</text:p>
          </table:table-cell>
          <table:table-cell table:style-name="ce14"/>
          <table:table-cell table:number-columns-repeated="16379"/>
        </table:table-row>
        <table:table-row table:style-name="ro2">
          <table:table-cell table:style-name="ce2" office:value-type="string" calcext:value-type="string">
            <text:p><text:a xlink:href="https://oka-ats.blogspot.com/2022/10/oka01-ndqutiqsvqhwhmaw.html" xlink:type="simple">その５２ … 日本人は裏拍を無視する</text:a></text:p>
          </table:table-cell>
          <table:table-cell table:style-name="ce5" table:number-columns-repeated="2"/>
          <table:table-cell table:style-name="ce9" office:value-type="string" calcext:value-type="string">
            <text:p>ハイスクール・ミュージカルのビデオで日本人が聞き洩らす弱起の位置をキャプションで表示するという手法を使って問題喚起する手法を使い始めた。</text:p>
          </table:table-cell>
          <table:table-cell table:style-name="ce14"/>
          <table:table-cell table:number-columns-repeated="16379"/>
        </table:table-row>
        <table:table-row table:style-name="ro3">
          <table:table-cell table:style-name="ce2" office:value-type="string" calcext:value-type="string">
            <text:p><text:a xlink:href="https://oka-ats.blogspot.com/2022/12/oka01-tkohzgsczwoqkgfj.html" xlink:type="simple">その５３ … グルーヴのポケットについて</text:a></text:p>
          </table:table-cell>
          <table:table-cell table:style-name="ce5" table:number-columns-repeated="2"/>
          <table:table-cell table:style-name="ce9" office:value-type="string" calcext:value-type="string">
            <text:p>裏拍基準で表拍がずれる原理を図説している。<text:span text:style-name="T7">弱拍地動説の画像として</text:span><text:span text:style-name="T2">利用価値</text:span><text:span text:style-name="T7">がある。</text:span> 「『グルーヴのポケット』の正体は、この様に分散して綺麗にずれあっている拍の響きです。 」このことを言語化している。<text:span text:style-name="T3">この言葉を主題にした記事を１つ作成する必要がある。</text:span></text:p>
          </table:table-cell>
          <table:table-cell table:style-name="ce14"/>
          <table:table-cell table:number-columns-repeated="16379"/>
        </table:table-row>
        <table:table-row table:style-name="ro2">
          <table:table-cell table:style-name="ce2" office:value-type="string" calcext:value-type="string">
            <text:p><text:a xlink:href="https://oka-ats.blogspot.com/2023/04/oka01-mbveycmdotjtxwzm.html" xlink:type="simple">その５４ … ＆を二回言う三連符オフビートカウントとストンプボックスについて</text:a></text:p>
          </table:table-cell>
          <table:table-cell table:style-name="ce5" table:number-columns-repeated="2"/>
          <table:table-cell table:style-name="ce9" office:value-type="string" calcext:value-type="string">
            <text:p>ストンプボックスとアンドを二回いうオフビートカウントについて紹介している。 ３連符が２重になっている画像を紹介している。</text:p>
          </table:table-cell>
          <table:table-cell table:style-name="ce14"/>
          <table:table-cell table:number-columns-repeated="16379"/>
        </table:table-row>
        <table:table-row table:style-name="ro2">
          <table:table-cell table:style-name="ce2" office:value-type="string" calcext:value-type="string">
            <text:p><text:a xlink:href="https://oka-ats.blogspot.com/2023/04/oka01-kiezkxydihyovpjf.html" xlink:type="simple">その５５ … 『オフビートで思考する語学』について</text:a></text:p>
          </table:table-cell>
          <table:table-cell table:style-name="ce5" table:number-columns-repeated="2"/>
          <table:table-cell table:style-name="ce9" office:value-type="string" calcext:value-type="string">
            <text:p>「日本人の見えない犬のうんこ」について紹介している。改めて考えてみると「日本人の見えない犬のうんこ」を形式的な場で使ってもふさわしい表現に変える事が可能だろうか。</text:p>
          </table:table-cell>
          <table:table-cell table:style-name="ce14"/>
          <table:table-cell table:number-columns-repeated="16379"/>
        </table:table-row>
        <table:table-row table:style-name="ro2">
          <table:table-cell table:style-name="ce2" office:value-type="string" calcext:value-type="string">
            <text:p><text:a xlink:href="https://oka-ats.blogspot.com/2023/11/oka01-iksiouzthcrjskrp.html" xlink:type="simple">その５６ … 縦乗りの起源</text:a></text:p>
          </table:table-cell>
          <table:table-cell table:style-name="ce5" table:number-columns-repeated="2"/>
          <table:table-cell table:style-name="ce9" office:value-type="string" calcext:value-type="string">
            <text:p>日本人の起源と、在来系日本人のリズムが恐らくストレス拍だったはずだという予想を紹介している。</text:p>
          </table:table-cell>
          <table:table-cell table:style-name="ce14"/>
          <table:table-cell table:number-columns-repeated="16379"/>
        </table:table-row>
        <table:table-row table:style-name="ro2">
          <table:table-cell table:style-name="ce2" office:value-type="string" calcext:value-type="string">
            <text:p><text:a xlink:href="https://oka-ats.blogspot.com/2023/11/oka01-apqiusnwdqaikymv.html" xlink:type="simple">その５７ … 縦乗りと劣等感</text:a></text:p>
          </table:table-cell>
          <table:table-cell table:style-name="ce5" table:number-columns-repeated="2"/>
          <table:table-cell table:style-name="ce9" office:value-type="string" calcext:value-type="string">
            <text:p>弱拍先行と日本人独特な劣等感の強さを関連付けながら論じている。</text:p>
          </table:table-cell>
          <table:table-cell table:style-name="ce14"/>
          <table:table-cell table:number-columns-repeated="16379"/>
        </table:table-row>
        <table:table-row table:style-name="ro3">
          <table:table-cell table:style-name="ce2" office:value-type="string" calcext:value-type="string">
            <text:p><text:a xlink:href="https://oka-ats.blogspot.com/2024/01/oka01-mgpfvmorvohsqyrj.html" xlink:type="simple">その５８ … 言語理解とリズム</text:a></text:p>
          </table:table-cell>
          <table:table-cell table:style-name="ce5" table:number-columns-repeated="2"/>
          <table:table-cell table:style-name="ce9" office:value-type="string" calcext:value-type="string">
            <text:p>長文ツイート <text:a xlink:href="https://x.com/ats4u/status/1744146592742154706" xlink:type="simple">https://x.com/ats4u/status/1744146592742154706</text:a> 【オフビートがわからない＝リズムがわからないという現象は、英語（等々の末子音のある言語）がわからないという現象と全く等しい】「三分割を極めることで英語聴き取りの幅を広げる」という発想を紹介している。</text:p>
          </table:table-cell>
          <table:table-cell table:style-name="ce14"/>
          <table:table-cell table:number-columns-repeated="16379"/>
        </table:table-row>
        <table:table-row table:style-name="ro2">
          <table:table-cell table:style-name="ce2" office:value-type="string" calcext:value-type="string">
            <text:p><text:a xlink:href="https://oka-ats.blogspot.com/2024/05/oka01-luwsmzdhoqynvenc.html" xlink:type="simple">その５９ … 低音楽器は早めに高音楽器は遅めに音を出す</text:a></text:p>
          </table:table-cell>
          <table:table-cell table:style-name="ce5" table:number-columns-repeated="2"/>
          <table:table-cell table:style-name="ce9" office:value-type="string" calcext:value-type="string">
            <text:p>４０万バズになった長文ツイート【低音楽器は早めに高音楽器は遅めに音を出す(長文)】 <text:a xlink:href="https://x.com/ats4u/status/1764824314170470502" xlink:type="simple">https://x.com/ats4u/status/1764824314170470502</text:a> を紹介している。</text:p>
          </table:table-cell>
          <table:table-cell table:style-name="ce14"/>
          <table:table-cell table:number-columns-repeated="16379"/>
        </table:table-row>
        <table:table-row table:style-name="ro3">
          <table:table-cell table:style-name="ce2" office:value-type="string" calcext:value-type="string">
            <text:p><text:a xlink:href="https://oka-ats.blogspot.com/2024/05/oka01-uifirxogoxnkgbhw.html" xlink:type="simple">その６０ … 縦乗りと横乗りの違いは音を出すタイミングと切るタイミング</text:a></text:p>
          </table:table-cell>
          <table:table-cell table:style-name="ce5" table:number-columns-repeated="2"/>
          <table:table-cell table:style-name="ce9" office:value-type="string" calcext:value-type="string">
            <text:p>「音を切る位置が一定でない」モーラ拍話者は、末子音の欠落から、音を止める場所が意識できないという問題を持っている点に関する指摘。５月オフビートカウントワークショップの紹介。</text:p>
          </table:table-cell>
          <table:table-cell table:style-name="ce14"/>
          <table:table-cell table:number-columns-repeated="16379"/>
        </table:table-row>
        <table:table-row table:style-name="ro2">
          <table:table-cell table:style-name="ce2" office:value-type="string" calcext:value-type="string">
            <text:p><text:a xlink:href="https://oka-ats.blogspot.com/2024/05/oka01-evdwddndhxmjzwix.html" xlink:type="simple">その６１ … グルーヴとは何か</text:a></text:p>
          </table:table-cell>
          <table:table-cell table:style-name="ce5" table:number-columns-repeated="2"/>
          <table:table-cell table:style-name="ce9" office:value-type="string" calcext:value-type="string">
            <text:p>グルーヴを逆回転の花火のビデオを使って表現したものを紹介している。<text:span text:style-name="T2">利用価値</text:span><text:span text:style-name="T3">あり</text:span>。 https://oka-ats.blogspot.com/2024/05/oka01-evdwddndhxmjzwix.html</text:p>
          </table:table-cell>
          <table:table-cell table:style-name="ce14"/>
          <table:table-cell table:number-columns-repeated="16379"/>
        </table:table-row>
        <table:table-row table:style-name="ro2">
          <table:table-cell table:style-name="ce2" office:value-type="string" calcext:value-type="string">
            <text:p><text:a xlink:href="https://oka-ats.blogspot.com/2024/06/oka01-jqkthkmtzwcvmokm.html" xlink:type="simple">その６２ … 岡敦縦乗り克服の記録</text:a></text:p>
          </table:table-cell>
          <table:table-cell table:style-name="ce5" table:number-columns-repeated="2"/>
          <table:table-cell table:style-name="ce9" office:value-type="string" calcext:value-type="string">
            <text:p>録音とDAW入力でグルーヴを作成する方法について研究した成果を紹介している。</text:p>
          </table:table-cell>
          <table:table-cell table:style-name="ce14"/>
          <table:table-cell table:number-columns-repeated="16379"/>
        </table:table-row>
        <table:table-row table:style-name="ro2">
          <table:table-cell table:style-name="ce2" office:value-type="string" calcext:value-type="string">
            <text:p><text:a xlink:href="https://oka-ats.blogspot.com/2024/07/oka01-vsqkunxtooemkbbn.html" xlink:type="simple">その６３ … 縦乗りは悪くない</text:a></text:p>
          </table:table-cell>
          <table:table-cell table:style-name="ce5" table:number-columns-repeated="2"/>
          <table:table-cell table:style-name="ce9" office:value-type="string" calcext:value-type="string">
            <text:p>ライフテクノロジーの影響を受けて発言内容が変化している。 霊魂心の心の嘆きを受け止めた上で、聞き流し、霊に対する働きかけで引き上げる方法を実践した記録になっている。</text:p>
          </table:table-cell>
          <table:table-cell table:style-name="ce14"/>
          <table:table-cell table:number-columns-repeated="16379"/>
        </table:table-row>
        <table:table-row table:style-name="ro3">
          <table:table-cell table:style-name="ce2" office:value-type="string" calcext:value-type="string">
            <text:p><text:a xlink:href="https://oka-ats.blogspot.com/2024/08/oka01-qmfrzjbhgpfhtmap.html" xlink:type="simple">その６４ … 縦乗りとどう付き合うか 〜 縦乗りでもない横乗りでもない斜め乗りとは</text:a></text:p>
          </table:table-cell>
          <table:table-cell table:style-name="ce5" table:number-columns-repeated="2"/>
          <table:table-cell table:style-name="ce9" office:value-type="string" calcext:value-type="string">
            <text:p>『縦乗り・横乗り共演不可能問題』について言及がある。 金田一春彦氏の日本語の方言論を紹介している。 ─── 恐らくレイドバックスパイラルと関連付けてひとつ章を作成する必要があある。</text:p>
          </table:table-cell>
          <table:table-cell table:style-name="ce14"/>
          <table:table-cell table:number-columns-repeated="16379"/>
        </table:table-row>
        <table:table-row table:style-name="ro3">
          <table:table-cell table:style-name="ce2" office:value-type="string" calcext:value-type="string">
            <text:p><text:a xlink:href="https://oka-ats.blogspot.com/2024/08/oka01-fomubcsnfojxdrut.html" xlink:type="simple">その６５ … 英語が得意と勘違いする日本人の原理</text:a></text:p>
          </table:table-cell>
          <table:table-cell table:style-name="ce5" table:number-columns-repeated="2"/>
          <table:table-cell table:style-name="ce9" office:value-type="string" calcext:value-type="string">
            <text:p>「自分自身の英語の訛りに気付かない日本人の不甲斐なさをなじっている」と同時に、気付かない原理も説明している。私は恐らく肉体的苦痛に強い面があり、他の人にそれがないことを感じて絶望している。それを他者にぶつけても、より自信を失わせ、より能力は低下する。飽くまでも高次の精神に訴えかける必要がある。</text:p>
          </table:table-cell>
          <table:table-cell table:style-name="ce14"/>
          <table:table-cell table:number-columns-repeated="16379"/>
        </table:table-row>
        <table:table-row table:style-name="ro2">
          <table:table-cell table:style-name="ce2" office:value-type="string" calcext:value-type="string">
            <text:p><text:a xlink:href="https://oka-ats.blogspot.com/2024/10/oka01-ivxawnkcocopoeck.html" xlink:type="simple">その６６ … ロドニー・デンジャーフィールドのジョークを分析してみた．．．１ 『Ｗｈｅｎ Ｉ ｔｏｏｋ ａ ｖａｃａｔｉｏｎ， ｗｅｎｔ ｔｏ Ｍｅｘｉｃｏ； Ｉ ｇｏｔ ｔｈｅ ｗａｌｋｓ』</text:a></text:p>
          </table:table-cell>
          <table:table-cell table:style-name="ce5" table:number-columns-repeated="2"/>
          <table:table-cell table:style-name="ce9" office:value-type="string" calcext:value-type="string">
            <text:p>Rodney Dangerfield の I got a walks のジョークを解説している。</text:p>
          </table:table-cell>
          <table:table-cell table:style-name="ce14"/>
          <table:table-cell table:number-columns-repeated="16379"/>
        </table:table-row>
        <table:table-row table:style-name="ro2">
          <table:table-cell table:style-name="ce2" office:value-type="string" calcext:value-type="string">
            <text:p><text:a xlink:href="https://oka-ats.blogspot.com/2024/10/oka01-jqhuzvgpuhpttuht.html" xlink:type="simple">その６６ … 縦乗りを区別する為には（ドラフト）</text:a></text:p>
          </table:table-cell>
          <table:table-cell table:style-name="ce5" table:number-columns-repeated="2"/>
          <table:table-cell table:style-name="ce9" office:value-type="string" calcext:value-type="string">
            <text:p>海外生活を長く続けても、日本語と英語との区別がつかないと、直ぐに発音が混ざってしまうという趣旨の長文ツイートを紹介している。<text:a xlink:href="https://x.com/ats4u/status/1851240716175045072" xlink:type="simple">https://x.com/ats4u/status/1851240716175045072</text:a></text:p>
          </table:table-cell>
          <table:table-cell table:style-name="ce14"/>
          <table:table-cell table:number-columns-repeated="16379"/>
        </table:table-row>
        <table:table-row table:style-name="ro7">
          <table:table-cell table:style-name="ce2" office:value-type="string" calcext:value-type="string">
            <text:p><text:a xlink:href="https://oka-ats.blogspot.com/2024/11/oka01-uqyuwparvktqhjfv.html" xlink:type="simple">その６８ … ジャズと英文学（ドラフト）</text:a></text:p>
          </table:table-cell>
          <table:table-cell table:style-name="ce5" table:number-columns-repeated="2"/>
          <table:table-cell table:style-name="ce9" office:value-type="string" calcext:value-type="string">
            <text:p>ジャズは実は、文学的な要素が強い。だからジャズを学ぶなら英文学も英語も学ぶ必要がある筈だ。その点を指摘した長文ツイートを紹介している。https://x.com/ats4u/status/1858482179191505297</text:p>
          </table:table-cell>
          <table:table-cell table:style-name="ce14"/>
          <table:table-cell table:number-columns-repeated="16379"/>
        </table:table-row>
        <table:table-row table:style-name="ro3">
          <table:table-cell table:style-name="ce2" office:value-type="string" calcext:value-type="string">
            <text:p><text:a xlink:href="https://oka-ats.blogspot.com/2024/12/oka01-tpizgqccmnvbhimt.html" xlink:type="simple">その６９ … 本場は縦乗りなんて表現は使わない</text:a></text:p>
          </table:table-cell>
          <table:table-cell table:style-name="ce5" table:number-columns-repeated="2"/>
          <table:table-cell table:style-name="ce9" office:value-type="string" calcext:value-type="string">
            <text:p>縦乗りと横乗りを動作で表現するビデオを作成し紹介している。縦乗りの条件というツイートを紹介している。 <text:s text:c="3"/>１．裏拍を後ろと認識していること／２．拍の多層を理解できないこと／３．尻合わせが理解できないこと </text:p>
          </table:table-cell>
          <table:table-cell table:style-name="ce14"/>
          <table:table-cell table:number-columns-repeated="16379"/>
        </table:table-row>
        <table:table-row table:style-name="ro2">
          <table:table-cell table:style-name="ce2" office:value-type="string" calcext:value-type="string">
            <text:p><text:a xlink:href="https://oka-ats.blogspot.com/2025/02/oka01-hqcfpqphzkcogikg.html" xlink:type="simple">その７０ … ニューヨークに行ってきました</text:a></text:p>
          </table:table-cell>
          <table:table-cell table:style-name="ce5" table:number-columns-repeated="2"/>
          <table:table-cell table:style-name="ce9" office:value-type="string" calcext:value-type="string">
            <text:p>ニューヨークに行ってきた顛末をポストした連鎖ツイートへのリンクが紹介されている。</text:p>
          </table:table-cell>
          <table:table-cell table:style-name="ce14"/>
          <table:table-cell table:number-columns-repeated="16379"/>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 PLUS 1" svg:font-family="'M PLUS 1'" style:font-pitch="variable"/>
    <style:font-face style:name="Noto Sans JP" svg:font-family="'Noto Sans JP'"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JP" style:font-size-asian="10pt" style:language-asian="ja" style:country-asian="JP" style:font-name-complex="Tahoma" style:font-size-complex="10pt" style:language-complex="th" style:country-complex="TH"/>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Tahoma" style:font-size-asian="12pt" style:language-asian="ja" style:country-asian="JP" style:font-name-complex="Tahoma" style:font-size-complex="12pt" style:language-complex="th" style:country-complex="TH"/>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JP" style:font-family-asian="'Noto Sans JP'" style:font-family-generic-asian="system" style:font-pitch-asian="variable" style:font-size-asian="10pt" style:font-name-complex="Tahoma" style:font-family-complex="Tahoma"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7T04:33:14.139731000</meta:creation-date>
    <dc:date>2025-08-07T16:20:12.458802000</dc:date>
    <meta:editing-duration>PT7H49M22S</meta:editing-duration>
    <meta:editing-cycles>22</meta:editing-cycles>
    <meta:generator>LibreOffice/25.2.3.2$MacOSX_AARCH64 LibreOffice_project/bbb074479178df812d175f709636b368952c2ce3</meta:generator>
    <meta:document-statistic meta:table-count="1" meta:cell-count="183" meta:object-count="0"/>
  </office:meta>
</office:document-meta>
</file>